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3" office:value-type="string" calcext:value-type="string">
            <text:p>mA or mAH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Days</text:p>
          </table:table-cell>
        </table:table-row>
        <table:table-row table:style-name="ro1">
          <table:table-cell table:style-name="ce2" office:value-type="string" calcext:value-type="string">
            <text:p>Battery capacity</text:p>
          </table:table-cell>
          <table:table-cell table:formula="of:=2500*0.8"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le, backlight off, debugger connection</text:p>
          </table:table-cell>
          <table:table-cell office:value-type="float" office:value="60" calcext:value-type="float">
            <text:p>60</text:p>
          </table:table-cell>
          <table:table-cell table:formula="of:=[.$B$2]/[.B3]" office:value-type="float" office:value="33.3333333333333" calcext:value-type="float">
            <text:p>33.3333333333</text:p>
          </table:table-cell>
          <table:table-cell table:formula="of:=[.C3]/24" office:value-type="float" office:value="1.38888888888889" calcext:value-type="float">
            <text:p>1.3888888889</text:p>
          </table:table-cell>
        </table:table-row>
        <table:table-row table:style-name="ro2">
          <table:table-cell office:value-type="string" calcext:value-type="string">
            <text:p>Active, backlight on, debugger connection</text:p>
          </table:table-cell>
          <table:table-cell office:value-type="float" office:value="180" calcext:value-type="float">
            <text:p>180</text:p>
          </table:table-cell>
          <table:table-cell table:formula="of:=[.$B$2]/[.B4]" office:value-type="float" office:value="11.1111111111111" calcext:value-type="float">
            <text:p>11.1111111111</text:p>
          </table:table-cell>
          <table:table-cell table:formula="of:=[.C4]/24" office:value-type="float" office:value="0.462962962962963" calcext:value-type="float">
            <text:p>0.462962963</text:p>
          </table:table-cell>
        </table:table-row>
        <table:table-row table:style-name="ro1">
          <table:table-cell office:value-type="string" calcext:value-type="string">
            <text:p>Idle, backlight off, USB host connection</text:p>
          </table:table-cell>
          <table:table-cell office:value-type="float" office:value="30" calcext:value-type="float">
            <text:p>30</text:p>
          </table:table-cell>
          <table:table-cell table:formula="of:=[.$B$2]/[.B5]" office:value-type="float" office:value="66.6666666666667" calcext:value-type="float">
            <text:p>66.6666666667</text:p>
          </table:table-cell>
          <table:table-cell table:formula="of:=[.C5]/24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string" calcext:value-type="string">
            <text:p>Active, backlight on, USB host connection</text:p>
          </table:table-cell>
          <table:table-cell office:value-type="float" office:value="150" calcext:value-type="float">
            <text:p>150</text:p>
          </table:table-cell>
          <table:table-cell table:formula="of:=[.$B$2]/[.B6]" office:value-type="float" office:value="13.3333333333333" calcext:value-type="float">
            <text:p>13.3333333333</text:p>
          </table:table-cell>
          <table:table-cell table:formula="of:=[.C6]/24" office:value-type="float" office:value="0.555555555555556" calcext:value-type="float">
            <text:p>0.555555555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le – just midboard components 3.3V</text:p>
          </table:table-cell>
          <table:table-cell office:value-type="float" office:value="2.66" calcext:value-type="float">
            <text:p>2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just midboard components 5V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just MCU 3.3V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 – midboard 3.3V, no SPI flash, LPC or key matrix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</text:p>
          </table:table-cell>
          <table:table-cell office:value-type="float" office:value="100" calcext:value-type="float">
            <text:p>100</text:p>
          </table:table-cell>
          <table:table-cell table:formula="of:=[.$B$2]/[.B13]" office:value-type="float" office:value="20" calcext:value-type="float">
            <text:p>20</text:p>
          </table:table-cell>
          <table:table-cell table:formula="of:=[.C13]/24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Mobo, display, keypad – screen off</text:p>
          </table:table-cell>
          <table:table-cell office:value-type="float" office:value="3" calcext:value-type="float">
            <text:p>3</text:p>
          </table:table-cell>
          <table:table-cell table:formula="of:=[.$B$2]/[.B14]" office:value-type="float" office:value="666.666666666667" calcext:value-type="float">
            <text:p>666.6666666667</text:p>
          </table:table-cell>
          <table:table-cell table:formula="of:=[.C14]/24" office:value-type="float" office:value="27.7777777777778" calcext:value-type="float">
            <text:p>27.77777777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, with PowerBoost LED</text:p>
          </table:table-cell>
          <table:table-cell office:value-type="float" office:value="175" calcext:value-type="float">
            <text:p>175</text:p>
          </table:table-cell>
          <table:table-cell table:formula="of:=[.$B$2]/[.B16]" office:value-type="float" office:value="11.4285714285714" calcext:value-type="float">
            <text:p>11.4285714286</text:p>
          </table:table-cell>
          <table:table-cell table:formula="of:=[.C16]/24" office:value-type="float" office:value="0.476190476190476" calcext:value-type="float">
            <text:p>0.4761904762</text:p>
          </table:table-cell>
        </table:table-row>
        <table:table-row table:style-name="ro1">
          <table:table-cell office:value-type="string" calcext:value-type="string">
            <text:p>Mobo, display, keypad – screen off, with PowerBoost LED</text:p>
          </table:table-cell>
          <table:table-cell office:value-type="float" office:value="8" calcext:value-type="float">
            <text:p>8</text:p>
          </table:table-cell>
          <table:table-cell table:formula="of:=[.$B$2]/[.B17]" office:value-type="float" office:value="250" calcext:value-type="float">
            <text:p>250</text:p>
          </table:table-cell>
          <table:table-cell table:formula="of:=[.C17]/24" office:value-type="float" office:value="10.4166666666667" calcext:value-type="float">
            <text:p>10.4166666667</text:p>
          </table:table-cell>
        </table:table-row>
        <table:table-row table:style-name="ro1">
          <table:table-cell office:value-type="string" calcext:value-type="string">
            <text:p>Mobo, display, keypad – screen off, low power, with PowerBoost LED</text:p>
          </table:table-cell>
          <table:table-cell office:value-type="float" office:value="4.55" calcext:value-type="float">
            <text:p>4.55</text:p>
          </table:table-cell>
          <table:table-cell table:formula="of:=[.$B$2]/[.B18]" office:value-type="float" office:value="439.56043956044" calcext:value-type="float">
            <text:p>439.5604395604</text:p>
          </table:table-cell>
          <table:table-cell table:formula="of:=[.C18]/24" office:value-type="float" office:value="18.3150183150183" calcext:value-type="float">
            <text:p>18.3150183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, no PowerBoost LED</text:p>
          </table:table-cell>
          <table:table-cell office:value-type="float" office:value="175" calcext:value-type="float">
            <text:p>175</text:p>
          </table:table-cell>
          <table:table-cell table:formula="of:=[.$B$2]/[.B20]" office:value-type="float" office:value="11.4285714285714" calcext:value-type="float">
            <text:p>11.4285714286</text:p>
          </table:table-cell>
          <table:table-cell table:formula="of:=[.C20]/24" office:value-type="float" office:value="0.476190476190476" calcext:value-type="float">
            <text:p>0.4761904762</text:p>
          </table:table-cell>
        </table:table-row>
        <table:table-row table:style-name="ro1">
          <table:table-cell office:value-type="string" calcext:value-type="string">
            <text:p>Mobo, display, keypad – screen off, no PowerBoost LED</text:p>
          </table:table-cell>
          <table:table-cell office:value-type="float" office:value="4.5" calcext:value-type="float">
            <text:p>4.5</text:p>
          </table:table-cell>
          <table:table-cell table:formula="of:=[.$B$2]/[.B21]" office:value-type="float" office:value="444.444444444444" calcext:value-type="float">
            <text:p>444.4444444444</text:p>
          </table:table-cell>
          <table:table-cell table:formula="of:=[.C21]/24"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string" calcext:value-type="string">
            <text:p>Mobo, display, keypad – screen off, no power, with PowerBoost LED</text:p>
          </table:table-cell>
          <table:table-cell office:value-type="float" office:value="1.1" calcext:value-type="float">
            <text:p>1.1</text:p>
          </table:table-cell>
          <table:table-cell table:formula="of:=[.$B$2]/[.B22]" office:value-type="float" office:value="1818.18181818182" calcext:value-type="float">
            <text:p>1818.1818181818</text:p>
          </table:table-cell>
          <table:table-cell table:formula="of:=[.C22]/24" office:value-type="float" office:value="75.7575757575758" calcext:value-type="float">
            <text:p>75.757575757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, no PowerBoost LED, TSI active</text:p>
          </table:table-cell>
          <table:table-cell office:value-type="float" office:value="100" calcext:value-type="float">
            <text:p>100</text:p>
          </table:table-cell>
          <table:table-cell table:formula="of:=[.$B$2]/[.B24]" office:value-type="float" office:value="20" calcext:value-type="float">
            <text:p>20</text:p>
          </table:table-cell>
          <table:table-cell table:formula="of:=[.C24]/24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Mobo, display, keypad – screen off, no PowerBoost LED, TSI active</text:p>
          </table:table-cell>
          <table:table-cell office:value-type="float" office:value="9.4" calcext:value-type="float">
            <text:p>9.4</text:p>
          </table:table-cell>
          <table:table-cell table:formula="of:=[.$B$2]/[.B25]" office:value-type="float" office:value="212.765957446808" calcext:value-type="float">
            <text:p>212.7659574468</text:p>
          </table:table-cell>
          <table:table-cell table:formula="of:=[.C25]/24" office:value-type="float" office:value="8.86524822695036" calcext:value-type="float">
            <text:p>8.865248227</text:p>
          </table:table-cell>
        </table:table-row>
        <table:table-row table:style-name="ro1">
          <table:table-cell office:value-type="string" calcext:value-type="string">
            <text:p>Mobo, display, keypad – screen off, no power, with PowerBoost LED, TSI off</text:p>
          </table:table-cell>
          <table:table-cell office:value-type="float" office:value="1.1" calcext:value-type="float">
            <text:p>1.1</text:p>
          </table:table-cell>
          <table:table-cell table:formula="of:=[.$B$2]/[.B26]" office:value-type="float" office:value="1818.18181818182" calcext:value-type="float">
            <text:p>1818.1818181818</text:p>
          </table:table-cell>
          <table:table-cell table:formula="of:=[.C26]/24" office:value-type="float" office:value="75.7575757575758" calcext:value-type="float">
            <text:p>75.757575757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bo, display, keypad – active, no PowerBoost LED, TSI active</text:p>
          </table:table-cell>
          <table:table-cell office:value-type="float" office:value="162" calcext:value-type="float">
            <text:p>162</text:p>
          </table:table-cell>
          <table:table-cell table:formula="of:=[.$B$2]/[.B28]" office:value-type="float" office:value="12.3456790123457" calcext:value-type="float">
            <text:p>12.3456790123</text:p>
          </table:table-cell>
          <table:table-cell table:formula="of:=[.C28]/24" office:value-type="float" office:value="0.51440329218107" calcext:value-type="float">
            <text:p>0.5144032922</text:p>
          </table:table-cell>
        </table:table-row>
        <table:table-row table:style-name="ro1">
          <table:table-cell office:value-type="string" calcext:value-type="string">
            <text:p>Mobo, display, keypad – screen off, no PowerBoost LED, TSI wake mode</text:p>
          </table:table-cell>
          <table:table-cell office:value-type="float" office:value="4.5" calcext:value-type="float">
            <text:p>4.5</text:p>
          </table:table-cell>
          <table:table-cell table:formula="of:=[.$B$2]/[.B29]" office:value-type="float" office:value="444.444444444444" calcext:value-type="float">
            <text:p>444.4444444444</text:p>
          </table:table-cell>
          <table:table-cell table:formula="of:=[.C29]/24" office:value-type="float" office:value="18.5185185185185" calcext:value-type="float">
            <text:p>18.5185185185</text:p>
          </table:table-cell>
        </table:table-row>
        <table:table-row table:style-name="ro1">
          <table:table-cell office:value-type="string" calcext:value-type="string">
            <text:p>Mobo, display, keypad – screen off, no power, with PowerBoost LED, TSI wake mode</text:p>
          </table:table-cell>
          <table:table-cell office:value-type="float" office:value="0.7" calcext:value-type="float">
            <text:p>0.7</text:p>
          </table:table-cell>
          <table:table-cell table:formula="of:=[.$B$2]/[.B30]" office:value-type="float" office:value="2857.14285714286" calcext:value-type="float">
            <text:p>2857.1428571429</text:p>
          </table:table-cell>
          <table:table-cell table:formula="of:=[.C30]/24" office:value-type="float" office:value="119.047619047619" calcext:value-type="float">
            <text:p>119.0476190476</text:p>
          </table:table-cell>
        </table:table-row>
      </table:table>
      <table:table table:name="Sheet2" table:style-name="ta1">
        <table:table-column table:style-name="co3" table:default-cell-style-name="ce4"/>
        <table:table-column table:style-name="co2" table:number-columns-repeated="6" table:default-cell-style-name="Default"/>
        <table:table-row table:style-name="ro3">
          <table:table-cell table:style-name="ce1" office:value-type="string" calcext:value-type="string">
            <text:p>Idle draw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3V3 side measured (mA)</text:p>
          </table:table-cell>
          <table:table-cell office:value-type="float" office:value="0.355" calcext:value-type="float">
            <text:p>0.3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047" calcext:value-type="float">
            <text:p>0.0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PC810 deep sleep (mA)</text:p>
          </table:table-cell>
          <table:table-cell table:formula="of:=[.G6]/[.E6]*1000" office:value-type="float" office:value="0.24" calcext:value-type="float">
            <text:p>0.24</text:p>
          </table:table-cell>
          <table:table-cell/>
          <table:table-cell table:style-name="ce5" office:value-type="string" calcext:value-type="string">
            <text:p>R</text:p>
          </table:table-cell>
          <table:table-cell office:value-type="float" office:value="2.5" calcext:value-type="float">
            <text:p>2.5</text:p>
          </table:table-cell>
          <table:table-cell table:style-name="ce5" office:value-type="string" calcext:value-type="string">
            <text:p>V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style-name="Default" office:value-type="string" calcext:value-type="string">
            <text:p>3V3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PC810 deep sleep (mA)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23008 standby (mA)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P1700-33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side measured (mA)</text:p>
          </table:table-cell>
          <table:table-cell office:value-type="float" office:value="0.458" calcext:value-type="float">
            <text:p>0.4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2C level shift (mA)</text:p>
          </table:table-cell>
          <table:table-cell office:value-type="float" office:value="0.448" calcext:value-type="float">
            <text:p>0.4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(switch off) + LCD leakage (mA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5V from datashe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P1700-5002 quiescent (mA)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2454A switch off (mA)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7:16:32.732966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5-01-31T23:11:13</meta:creation-date>
    <dc:date>2016-09-10T17:42:26.044967404</dc:date>
    <meta:editing-duration>PT5H40M1S</meta:editing-duration>
    <meta:editing-cycles>36</meta:editing-cycles>
    <meta:generator>LibreOffice/4.2.8.2$Linux_X86_64 LibreOffice_project/420m0$Build-2</meta:generator>
    <meta:document-statistic meta:table-count="3" meta:cell-count="118" meta:object-count="0"/>
  </office:meta>
</office:document-meta>
</file>